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4.54cm" fo:min-width="31.59cm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 fo:min-height="4.83cm" fo:min-width="19.82cm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draw:fill="solid" draw:fill-color="#4c4c4c" draw:textarea-horizontal-align="justify" draw:textarea-vertical-align="middle" draw:auto-grow-height="false" fo:min-height="3.56cm" fo:min-width="5.85cm"/>
    </style:style>
    <style:style style:name="gr5" style:family="graphic" style:parent-style-name="objectwithoutfill">
      <style:graphic-properties svg:stroke-width="7.62cm" svg:stroke-color="#4c4c4c" draw:marker-start-width="11.633cm" draw:marker-end-width="11.633cm" draw:fill="none" draw:textarea-vertical-align="middle" fo:padding-top="2.665cm" fo:padding-bottom="2.665cm" fo:padding-left="2.79cm" fo:padding-right="2.7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c4c4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Icon_25_20Drawing">
        <draw:custom-shape draw:style-name="gr1" draw:text-style-name="P1" draw:layer="layout" svg:width="35.56cm" svg:height="48.26cm" svg:x="16.51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2cm" svg:height="5.08cm" svg:x="24.13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33.0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cm" svg:height="11.43cm" draw:transform="rotate (-1.5707963267949) translate (35.56cm 2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08cm" svg:y1="31.75cm" svg:x2="22.86cm" svg:y2="3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3T16:07:10.932604626</dc:date>
    <meta:editing-duration>PT1H1M45S</meta:editing-duration>
    <meta:editing-cycles>19</meta:editing-cycles>
    <meta:generator>LibreOffice/6.0.5.2$MacOSX_X86_64 LibreOffice_project/54c8cbb85f300ac59db32fe8a675ff7683cd5a16</meta:generator>
    <dc:title>Icon_Template2</dc:title>
    <meta:document-statistic meta:object-count="5"/>
  </office:meta>
</office:document-meta>
</file>